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3">
          <table:table-cell office:value-type="string">
            <text:p>Period Duration</text:p>
          </table:table-cell>
          <table:table-cell office:value-type="string">
            <text:p>Period Unit</text:p>
          </table:table-cell>
          <table:table-cell office:value-type="string">
            <text:p>Tier Duration</text:p>
          </table:table-cell>
          <table:table-cell office:value-type="string">
            <text:p>Tier Unit</text:p>
          </table:table-cell>
          <table:table-cell table:style-name="ce1" office:value-type="string">
            <text:p>Period Cou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style-name="ce1" table:formula="of:=U2S([.C2]; [.D2]) / U2S([.A2]; [.B2])" office:value-type="float" office:value="12">
            <text:p>1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table:style-name="ce1" table:formula="of:=U2S([.C3]; [.D3]) / U2S([.A3]; [.B3])" office:value-type="float" office:value="5">
            <text:p>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355">
            <text:p>355</text:p>
          </table:table-cell>
          <table:table-cell office:value-type="string">
            <text:p>d</text:p>
          </table:table-cell>
          <table:table-cell table:style-name="ce1" table:formula="of:=U2S([.C4]; [.D4]) / U2S([.A4]; [.B4])" office:value-type="float" office:value="34080">
            <text:p>3408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table:style-name="ce1" table:formula="of:=U2S([.C5]; [.D5]) / U2S([.A5]; [.B5]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style-name="ce1" table:formula="of:=U2S([.C6]; [.D6]) / U2S([.A6]; [.B6])" office:value-type="float" office:value="1">
            <text:p>1</text:p>
          </table:table-cell>
        </table:table-row>
        <table:table-row table:style-name="ro3" table:number-rows-repeated="4">
          <table:table-cell table:number-columns-repeated="4"/>
          <table:table-cell table:style-name="ce1"/>
        </table:table-row>
        <table:table-row table:style-name="ro3" table:number-rows-repeated="3">
          <table:table-cell table:number-columns-repeated="5"/>
        </table:table-row>
        <table:table-row table:style-name="ro3">
          <table:table-cell office:value-type="string">
            <text:p>Period Duration</text:p>
          </table:table-cell>
          <table:table-cell office:value-type="string">
            <text:p>Period Unit</text:p>
          </table:table-cell>
          <table:table-cell table:style-name="ce1" office:value-type="string">
            <text:p>Tier Duration</text:p>
          </table:table-cell>
          <table:table-cell office:value-type="string">
            <text:p>Tier Unit</text:p>
          </table:table-cell>
          <table:table-cell office:value-type="string">
            <text:p>Period Coun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table:style-name="ce1" table:formula="of:=S2U(U2S([.A15]; [.B15])*[.E15]; [.D15])"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table:style-name="ce1"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table:style-name="ce1"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style-name="ce1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style-name="ce1"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table:style-name="ce1" office:value-type="float" office:value="5">
            <text:p>5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style-name="ce1" office:value-type="float" office:value="20">
            <text:p>20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w</text:p>
          </table:table-cell>
          <table:table-cell table:style-name="ce1" office:value-type="float" office:value="52">
            <text:p>52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9:46:06</meta:creation-date>
    <dc:date>2012-05-27T11:02:11</dc:date>
    <meta:editing-duration>PT29M46S</meta:editing-duration>
    <meta:editing-cycles>3</meta:editing-cycles>
    <meta:generator>LibreOffice/3.5$Linux_X86_64 LibreOffice_project/350m1$Build-2</meta:generator>
    <meta:document-statistic meta:table-count="3" meta:cell-count="80" meta:object-count="0"/>
  </office:meta>
</office:document-meta>
</file>